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DeserializerTest6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Entity( @ JSONField ( name = "value" ) Map &lt; Object , Map &lt; Object , Object &gt;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jectDeserializerTest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